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b50" officeooo:paragraph-rsid="000d2b50"/>
    </style:style>
    <style:style style:name="P2" style:family="paragraph" style:parent-style-name="Standard">
      <style:text-properties officeooo:rsid="00150c35" officeooo:paragraph-rsid="00150c35"/>
    </style:style>
    <style:style style:name="P3" style:family="paragraph" style:parent-style-name="Standard">
      <style:text-properties officeooo:rsid="0016e373" officeooo:paragraph-rsid="0016e373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opacity="0%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/>
    </style:style>
    <style:style style:name="gr1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5in" fo:min-width="1.7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6508in" fo:min-width="1.3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6516in" fo:min-width="1.33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02in" fo:min-width="1.7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57900" draw:marker-start-width="0.1689in" draw:marker-end-width="0.1689in" draw:fill-color="#ffffff" draw:textarea-horizontal-align="justify" draw:textarea-vertical-align="middle" draw:auto-grow-height="false" fo:min-height="0.6516in" fo:min-width="1.33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2.2118in" fo:min-width="1.7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57900" draw:marker-start-width="0.1689in" draw:marker-end-width="0.1689in" draw:fill-color="#ffffff" draw:textarea-horizontal-align="justify" draw:textarea-vertical-align="middle" draw:auto-grow-height="false" fo:min-height="0.6508in" fo:min-width="1.3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3366in" fo:min-width="0.3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4299in" fo:min-width="1.0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453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0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9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1.022in" fo:min-width="1.2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1.022in" fo:min-width="1.2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1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201in" draw:marker-start-width="0.1689in" draw:marker-end-width="0.1689in" draw:fill="solid" draw:fill-color="#ffffff" draw:opacity="0%" draw:textarea-horizontal-align="justify" draw:textarea-vertical-align="middle" draw:auto-grow-height="false" fo:min-height="3.0543in" fo:min-width="1.9134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4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0402in" draw:marker-start-width="0.1984in" draw:marker-end-width="0.1984in" draw:fill-color="#ffffff" draw:textarea-horizontal-align="justify" draw:textarea-vertical-align="middle" draw:auto-grow-height="false" fo:min-height="0.3902in" fo:min-width="0.390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1.7787in" svg:height="2.2697in" svg:x="1.2035in" svg:y="-0.1146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5" svg:width="0.715in" svg:height="0.2606in" svg:x="2.2154in" svg:y="0.689in"><draw:text-box><text:p/></draw:text-box></draw:frame><draw:frame text:anchor-type="paragraph" draw:z-index="2" draw:name="Shape3" draw:style-name="gr3" draw:text-style-name="P7" svg:width="1.1606in" svg:height="0.2906in" svg:x="1.4783in" svg:y="-0.0327in"><draw:text-box><text:p text:style-name="P6"><text:span text:style-name="T1">Alice Funds</text:span></text:p></draw:text-box></draw:frame><draw:custom-shape text:anchor-type="paragraph" draw:z-index="3" draw:name="Shape4" draw:style-name="gr4" draw:text-style-name="P8" svg:width="1.3543in" svg:height="0.6705in" svg:x="1.4193in" svg:y="0.2945in"><text:p/><draw:enhanced-geometry svg:viewBox="0 0 21600 21600" draw:type="rectangle" draw:enhanced-path="M 0 0 L 21600 0 21600 21600 0 21600 0 0 Z N"/></draw:custom-shape><draw:frame text:anchor-type="paragraph" draw:z-index="4" draw:name="Shape5" draw:style-name="gr5" draw:text-style-name="P5" svg:width="1.3843in" svg:height="0.7677in" svg:x="1.5016in" svg:y="0.3319in"><draw:text-box><text:p>Box: X</text:p><text:p>Value: 40</text:p><text:p>Script: pk “alice”</text:p></draw:text-box></draw:frame><draw:custom-shape text:anchor-type="paragraph" draw:z-index="5" draw:name="Shape4" draw:style-name="gr6" draw:text-style-name="P8" svg:width="1.3551in" svg:height="0.6713in" svg:x="1.4193in" svg:y="1.2618in"><text:p/><draw:enhanced-geometry svg:viewBox="0 0 21600 21600" draw:type="rectangle" draw:enhanced-path="M 0 0 L 21600 0 21600 21600 0 21600 0 0 Z N"/></draw:custom-shape><draw:frame text:anchor-type="paragraph" draw:z-index="6" draw:name="Shape5" draw:style-name="gr5" draw:text-style-name="P5" svg:width="1.3843in" svg:height="0.7677in" svg:x="1.4791in" svg:y="1.2925in"><draw:text-box><text:p>Box: Y</text:p><text:p>Value: 15</text:p><text:p>Script: pk “alice”</text:p></draw:text-box></draw:frame><draw:custom-shape text:anchor-type="paragraph" draw:z-index="7" draw:name="Shape1" draw:style-name="gr1" draw:text-style-name="P4" svg:width="1.7787in" svg:height="2.2697in" svg:x="3.6661in" svg:y="-0.1146in"><text:p/><draw:enhanced-geometry svg:viewBox="0 0 21600 21600" draw:type="rectangle" draw:enhanced-path="M 0 0 L 21600 0 21600 21600 0 21600 0 0 Z N"/></draw:custom-shape><draw:frame text:anchor-type="paragraph" draw:z-index="8" draw:name="Shape3" draw:style-name="gr3" draw:text-style-name="P7" svg:width="1.1606in" svg:height="0.2906in" svg:x="3.8744in" svg:y="-0.0327in"><draw:text-box><text:p text:style-name="P6"><text:span text:style-name="T1">Bob Funds</text:span></text:p></draw:text-box></draw:frame><draw:custom-shape text:anchor-type="paragraph" draw:z-index="9" draw:name="Shape4" draw:style-name="gr4" draw:text-style-name="P8" svg:width="1.3543in" svg:height="0.6705in" svg:x="3.8in" svg:y="0.3173in"><text:p/><draw:enhanced-geometry svg:viewBox="0 0 21600 21600" draw:type="rectangle" draw:enhanced-path="M 0 0 L 21600 0 21600 21600 0 21600 0 0 Z N"/></draw:custom-shape><draw:frame text:anchor-type="paragraph" draw:z-index="10" draw:name="Shape5" draw:style-name="gr5" draw:text-style-name="P5" svg:width="1.3843in" svg:height="0.7677in" svg:x="3.8827in" svg:y="0.3839in"><draw:text-box><text:p>Box: Z</text:p><text:p>Value: 12</text:p><text:p>Script: pk “bob”</text:p></draw:text-box></draw:frame><draw:custom-shape text:anchor-type="paragraph" draw:z-index="11" draw:name="Shape4" draw:style-name="gr7" draw:text-style-name="P8" svg:width="1.7732in" svg:height="2.2217in" svg:x="1.2929in" svg:y="4.8409in"><text:p/><draw:enhanced-geometry svg:viewBox="0 0 21600 21600" draw:type="rectangle" draw:enhanced-path="M 0 0 L 21600 0 21600 21600 0 21600 0 0 Z N"/></draw:custom-shape><draw:frame text:anchor-type="paragraph" draw:z-index="12" draw:name="Shape2" draw:style-name="gr2" draw:text-style-name="P5" svg:width="0.715in" svg:height="0.2606in" svg:x="2.3047in" svg:y="5.6445in"><draw:text-box><text:p/></draw:text-box></draw:frame><draw:frame text:anchor-type="paragraph" draw:z-index="13" draw:name="Shape3" draw:style-name="gr3" draw:text-style-name="P7" svg:width="1.1606in" svg:height="0.2906in" svg:x="1.5681in" svg:y="4.9228in"><draw:text-box><text:p text:style-name="P6"><text:span text:style-name="T1">Alice Funds</text:span></text:p></draw:text-box></draw:frame><draw:custom-shape text:anchor-type="paragraph" draw:z-index="14" draw:name="Shape4" draw:style-name="gr4" draw:text-style-name="P8" svg:width="1.3543in" svg:height="0.6705in" svg:x="1.5091in" svg:y="5.25in"><text:p/><draw:enhanced-geometry svg:viewBox="0 0 21600 21600" draw:type="rectangle" draw:enhanced-path="M 0 0 L 21600 0 21600 21600 0 21600 0 0 Z N"/></draw:custom-shape><draw:frame text:anchor-type="paragraph" draw:z-index="15" draw:name="Shape5" draw:style-name="gr5" draw:text-style-name="P5" svg:width="1.3843in" svg:height="0.7677in" svg:x="1.5909in" svg:y="5.2874in"><draw:text-box><text:p>Box: X</text:p><text:p>Value: 40</text:p><text:p>Script: pk “alice”</text:p></draw:text-box></draw:frame><draw:custom-shape text:anchor-type="paragraph" draw:z-index="18" draw:name="Shape1" draw:style-name="gr9" draw:text-style-name="P4" svg:width="1.748in" svg:height="2.2315in" svg:x="3.7709in" svg:y="4.8409in"><text:p/><draw:enhanced-geometry svg:viewBox="0 0 21600 21600" draw:type="rectangle" draw:enhanced-path="M 0 0 L 21600 0 21600 21600 0 21600 0 0 Z N"/></draw:custom-shape><draw:frame text:anchor-type="paragraph" draw:z-index="19" draw:name="Shape3" draw:style-name="gr3" draw:text-style-name="P7" svg:width="1.1606in" svg:height="0.2906in" svg:x="3.9638in" svg:y="4.9228in"><draw:text-box><text:p text:style-name="P6"><text:span text:style-name="T1">Bob Funds</text:span></text:p></draw:text-box></draw:frame><draw:custom-shape text:anchor-type="paragraph" draw:z-index="20" draw:name="Shape4" draw:style-name="gr4" draw:text-style-name="P8" svg:width="1.3543in" svg:height="0.6705in" svg:x="3.8898in" svg:y="5.2728in"><text:p/><draw:enhanced-geometry svg:viewBox="0 0 21600 21600" draw:type="rectangle" draw:enhanced-path="M 0 0 L 21600 0 21600 21600 0 21600 0 0 Z N"/></draw:custom-shape><draw:frame text:anchor-type="paragraph" draw:z-index="21" draw:name="Shape5" draw:style-name="gr5" draw:text-style-name="P5" svg:width="1.3843in" svg:height="0.7677in" svg:x="3.972in" svg:y="5.3173in"><draw:text-box><text:p>Box: Z</text:p><text:p>Value: 12</text:p><text:p>Script: pk “bob”</text:p></draw:text-box></draw:frame><draw:custom-shape text:anchor-type="paragraph" draw:z-index="22" draw:name="Shape4" draw:style-name="gr10" draw:text-style-name="P8" svg:width="1.3543in" svg:height="0.6705in" svg:x="3.8972in" svg:y="6.1953in"><text:p/><draw:enhanced-geometry svg:viewBox="0 0 21600 21600" draw:type="rectangle" draw:enhanced-path="M 0 0 L 21600 0 21600 21600 0 21600 0 0 Z N"/></draw:custom-shape><draw:frame text:anchor-type="paragraph" draw:z-index="23" draw:name="Shape5" draw:style-name="gr5" draw:text-style-name="P5" svg:width="1.3843in" svg:height="0.7677in" svg:x="3.9575in" svg:y="6.2402in"><draw:text-box><text:p>Box: F</text:p><text:p>Value: 10</text:p><text:p>Script: pk “bob”</text:p></draw:text-box></draw:frame><draw:frame text:anchor-type="paragraph" draw:z-index="24" draw:name="Shape5" draw:style-name="gr5" draw:text-style-name="P5" svg:width="1.3843in" svg:height="0.7677in" svg:x="1.6138in" svg:y="3.361in"><draw:text-box><text:p>Box: Y</text:p><text:p>Value: 20</text:p><text:p>Script: pk “alice”</text:p></draw:text-box></draw:frame><draw:custom-shape text:anchor-type="paragraph" draw:z-index="25" draw:name="Shape4" draw:style-name="gr6" draw:text-style-name="P8" svg:width="1.3551in" svg:height="0.6713in" svg:x="1.4874in" svg:y="3.3161in"><text:p/><draw:enhanced-geometry svg:viewBox="0 0 21600 21600" draw:type="rectangle" draw:enhanced-path="M 0 0 L 21600 0 21600 21600 0 21600 0 0 Z N"/></draw:custom-shape><draw:frame text:anchor-type="paragraph" draw:z-index="26" draw:name="Shape5" draw:style-name="gr5" draw:text-style-name="P5" svg:width="1.3843in" svg:height="0.7677in" svg:x="1.6138in" svg:y="3.361in"><draw:text-box><text:p>Box: Y</text:p><text:p>Value: 15</text:p><text:p>Script: pk “alice”</text:p></draw:text-box></draw:frame><draw:frame text:anchor-type="paragraph" draw:z-index="27" draw:name="Shape6" draw:style-name="gr11" draw:text-style-name="P10" svg:width="1.0043in" svg:height="0.2685in" svg:x="1.8362in" svg:y="2.9654in"><draw:text-box><text:p text:style-name="P9"><text:span text:style-name="T2">Inputs:</text:span></text:p></draw:text-box></draw:frame><draw:frame text:anchor-type="paragraph" draw:z-index="28" draw:name="Shape7" draw:style-name="gr12" draw:text-style-name="P10" svg:width="1.035in" svg:height="0.3358in" svg:x="4.1874in" svg:y="2.5709in"><draw:text-box><text:p><text:span text:style-name="T2">Outputs:</text:span></text:p></draw:text-box></draw:frame><draw:custom-shape text:anchor-type="paragraph" draw:z-index="29" draw:name="Shape4" draw:style-name="gr8" draw:text-style-name="P8" svg:width="1.3551in" svg:height="0.6713in" svg:x="3.9346in" svg:y="2.9in"><text:p/><draw:enhanced-geometry svg:viewBox="0 0 21600 21600" draw:type="rectangle" draw:enhanced-path="M 0 0 L 21600 0 21600 21600 0 21600 0 0 Z N"/></draw:custom-shape><draw:frame text:anchor-type="paragraph" draw:z-index="30" draw:name="Shape5" draw:style-name="gr5" draw:text-style-name="P5" svg:width="1.3843in" svg:height="0.7677in" svg:x="4.0465in" svg:y="2.9366in"><draw:text-box><text:p>Box: F</text:p><text:p>Value: 10</text:p><text:p>Script: pk “bob”</text:p></draw:text-box></draw:frame><draw:custom-shape text:anchor-type="paragraph" draw:z-index="31" draw:name="Shape4" draw:style-name="gr8" draw:text-style-name="P8" svg:width="1.3551in" svg:height="0.6713in" svg:x="3.9575in" svg:y="3.7043in"><text:p/><draw:enhanced-geometry svg:viewBox="0 0 21600 21600" draw:type="rectangle" draw:enhanced-path="M 0 0 L 21600 0 21600 21600 0 21600 0 0 Z N"/></draw:custom-shape><draw:frame text:anchor-type="paragraph" draw:z-index="32" draw:name="Shape5" draw:style-name="gr5" draw:text-style-name="P5" svg:width="1.3843in" svg:height="0.7677in" svg:x="4.0543in" svg:y="3.7634in"><draw:text-box><text:p>Box: G</text:p><text:p>Value: 5</text:p><text:p>Script: pk “alice”</text:p></draw:text-box></draw:frame><draw:line text:anchor-type="paragraph" draw:z-index="33" draw:name="Shape8" draw:style-name="gr13" draw:text-style-name="P11" svg:x1="2.8425in" svg:y1="3.6055in" svg:x2="3.935in" svg:y2="3.1665in"><text:p/></draw:line><draw:line text:anchor-type="paragraph" draw:z-index="34" draw:name="Shape9" draw:style-name="gr13" draw:text-style-name="P11" svg:x1="2.8425in" svg:y1="3.6055in" svg:x2="3.9579in" svg:y2="4.0075in"><text:p/></draw:line><draw:frame text:anchor-type="paragraph" draw:z-index="35" draw:name="Shape10" draw:style-name="gr14" draw:text-style-name="P12" svg:width="0.9378in" svg:height="0.4496in" svg:x="2.9665in" svg:y="2.378in"><draw:text-box><text:p><text:span text:style-name="T3">Alice TX</text:span></text:p></draw:text-box></draw:frame><draw:custom-shape text:anchor-type="paragraph" draw:z-index="16" draw:name="Shape4" draw:style-name="gr8" draw:text-style-name="P8" svg:width="1.3551in" svg:height="0.6713in" svg:x="1.5091in" svg:y="6.1799in"><text:p/><draw:enhanced-geometry svg:viewBox="0 0 21600 21600" draw:type="rectangle" draw:enhanced-path="M 0 0 L 21600 0 21600 21600 0 21600 0 0 Z N"/></draw:custom-shape><draw:frame text:anchor-type="paragraph" draw:z-index="17" draw:name="Shape5" draw:style-name="gr5" draw:text-style-name="P5" svg:width="1.3843in" svg:height="0.7677in" svg:x="1.5689in" svg:y="6.2173in"><draw:text-box><text:p>Box: G</text:p><text:p>Value: 5</text:p><text:p>Script: pk “alice”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custom-shape text:anchor-type="paragraph" draw:z-index="36" draw:name="Shape11" draw:style-name="gr15" draw:text-style-name="P4" svg:width="0.4768in" svg:height="0.476in" svg:x="1.8882in" svg:y="0.7398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37" draw:name="Shape12" draw:style-name="gr13" draw:text-style-name="P11" svg:x1="2.9228in" svg:y1="2.361in" svg:x2="4.6638in" svg:y2="2.361in"><text:p/></draw:line><draw:line text:anchor-type="paragraph" draw:z-index="38" draw:name="Shape13" draw:style-name="gr13" draw:text-style-name="P11" svg:x1="4.6638in" svg:y1="2.689in" svg:x2="2.8709in" svg:y2="2.6882in"><text:p/></draw:line><draw:custom-shape text:anchor-type="paragraph" draw:z-index="39" draw:name="Shape15" draw:style-name="gr16" draw:text-style-name="P4" svg:width="1.1161in" svg:height="0.476in" svg:x="1.5457in" svg:y="2.2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16" draw:style-name="gr17" svg:width="0.0012in" svg:height="0.0453in" svg:x="1.7917in" svg:y="2.24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1" draw:name="Shape17" draw:style-name="gr18" draw:text-style-name="P12" svg:width="0.5661in" svg:height="0.2606in" svg:x="1.9547in" svg:y="2.4134in"><draw:text-box><text:p text:style-name="P13"><text:span text:style-name="T3">TX</text:span></text:p></draw:text-box></draw:frame><draw:line text:anchor-type="paragraph" draw:z-index="42" draw:name="Shape18" draw:style-name="gr13" draw:text-style-name="P11" svg:x1="2.1039in" svg:y1="1.3047in" svg:x2="2.0965in" svg:y2="2.2346in"><text:p/></draw:line><draw:line text:anchor-type="paragraph" draw:z-index="43" draw:name="Shape12" draw:style-name="gr13" draw:text-style-name="P11" svg:x1="2.8709in" svg:y1="0.9028in" svg:x2="4.6118in" svg:y2="0.9028in"><text:p/></draw:line><draw:line text:anchor-type="paragraph" draw:z-index="44" draw:name="Shape13" draw:style-name="gr13" draw:text-style-name="P11" svg:x1="4.6268in" svg:y1="1.1563in" svg:x2="2.8339in" svg:y2="1.1555in"><text:p/></draw:line><draw:frame text:anchor-type="paragraph" draw:z-index="45" draw:name="Shape14" draw:style-name="gr19" draw:text-style-name="P5" svg:width="1.9579in" svg:height="1.0232in" svg:x="2.9071in" svg:y="0.1335in"><draw:text-box><text:p><text:span text:style-name="T4">hschain-utxo-api </text:span></text:p><text:p><text:span text:style-name="T4"><text:s/></text:span></text:p><text:p><text:span text:style-name="T4">hschain-utxo-api-</text:span><text:span text:style-name="T4">client</text:span></text:p><text:p/></draw:text-box></draw:frame><draw:frame text:anchor-type="paragraph" draw:z-index="46" draw:name="Shape19" draw:style-name="gr20" draw:text-style-name="P15" svg:width="1.8012in" svg:height="1.0394in" svg:x="0.2957in" svg:y="1.2154in"><draw:text-box><text:p text:style-name="P14"><text:span text:style-name="T4">hschain-utxo-lang</text:span></text:p><text:p text:style-name="P14"><text:span text:style-name="T4"/></text:p><text:p text:style-name="P14"><text:span text:style-name="T4">hschain-utxo-</text:span><text:span text:style-name="T4">compiler </text:span></text:p><text:p text:style-name="P14"><text:span text:style-name="T4"/></text:p><text:p text:style-name="P14"><text:span text:style-name="T4">hschain-utxo-repl</text:span></text:p></draw:text-box></draw:frame><draw:custom-shape text:anchor-type="paragraph" draw:z-index="47" draw:name="Shape20" draw:style-name="gr21" draw:text-style-name="P16" svg:width="1.2724in" svg:height="1.0421in" svg:x="5.1917in" svg:y="1.1161in"><text:p/><draw:enhanced-geometry svg:viewBox="0 0 21600 21600" draw:type="rectangle" draw:enhanced-path="M 0 0 L 21600 0 21600 21600 0 21600 0 0 Z N"/></draw:custom-shape><draw:custom-shape text:anchor-type="paragraph" draw:z-index="48" draw:name="Shape20" draw:style-name="gr22" draw:text-style-name="P16" svg:width="1.2358in" svg:height="1.0421in" svg:x="5.2362in" svg:y="2.378in"><text:p/><draw:enhanced-geometry svg:viewBox="0 0 21600 21600" draw:type="rectangle" draw:enhanced-path="M 0 0 L 21600 0 21600 21600 0 21600 0 0 Z N"/></draw:custom-shape><draw:frame text:anchor-type="paragraph" draw:z-index="49" draw:name="Shape21" draw:style-name="gr23" draw:text-style-name="P15" svg:width="1.615in" svg:height="0.3843in" svg:x="5.0362in" svg:y="0.7319in"><draw:text-box><text:p text:style-name="P14"><text:span text:style-name="T4">hschain-utxo-</text:span><text:span text:style-name="T4">service</text:span></text:p></draw:text-box></draw:frame><draw:frame text:anchor-type="paragraph" draw:z-index="50" draw:name="Shape21" draw:style-name="gr24" draw:text-style-name="P15" svg:width="0.6098in" svg:height="0.2087in" svg:x="5.5571in" svg:y="2.8016in"><draw:text-box><text:p text:style-name="P14"><text:span text:style-name="T4">hschain</text:span></text:p></draw:text-box></draw:frame><draw:custom-shape text:anchor-type="paragraph" draw:z-index="51" draw:name="Shape23" draw:style-name="gr25" draw:text-style-name="P17" svg:width="1.9331in" svg:height="3.074in" svg:x="4.8217in" svg:y="0.5909in"><text:p/><draw:enhanced-geometry svg:viewBox="0 0 21600 21600" draw:type="rectangle" draw:enhanced-path="M 0 0 L 21600 0 21600 21600 0 21600 0 0 Z N"/></draw:custom-shape><draw:frame text:anchor-type="paragraph" draw:z-index="52" draw:name="Shape21" draw:style-name="gr26" draw:text-style-name="P15" svg:width="0.9232in" svg:height="0.4161in" svg:x="5.3862in" svg:y="1.4028in"><draw:text-box><text:p text:style-name="P14"><text:span text:style-name="T4">hschain-utxo-state</text:span></text:p></draw:text-box></draw:frame><draw:frame text:anchor-type="paragraph" draw:z-index="53" draw:name="Shape14" draw:style-name="gr19" draw:text-style-name="P5" svg:width="1.9579in" svg:height="1.0232in" svg:x="3.0402in" svg:y="2.8563in"><draw:text-box><text:p><text:span text:style-name="T4">hschain-utxo-api </text:span></text:p><text:p><text:span text:style-name="T4"><text:s/></text:span></text:p><text:p><text:span text:style-name="T4">hschain-utxo-api-</text:span><text:span text:style-name="T4">client</text:span></text:p><text:p/></draw:text-box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5" draw:name="Shape10" draw:style-name="gr14" draw:text-style-name="P12" svg:width="0.9378in" svg:height="0.4496in" svg:x="2.9819in" svg:y="0.1673in"><draw:text-box><text:p><text:span text:style-name="T3">Alice TX</text:span></text:p></draw:text-box></draw:frame></text:p>
      <text:p text:style-name="P1"><draw:frame text:anchor-type="paragraph" draw:z-index="58" draw:name="Shape7" draw:style-name="gr12" draw:text-style-name="P10" svg:width="1.035in" svg:height="0.3358in" svg:x="4.2028in" svg:y="0.1689in"><draw:text-box><text:p><text:span text:style-name="T2">Outputs:</text:span></text:p></draw:text-box></draw:frame></text:p>
      <text:p text:style-name="P2"/>
      <text:p text:style-name="P1"><draw:frame text:anchor-type="paragraph" draw:z-index="57" draw:name="Shape6" draw:style-name="gr11" draw:text-style-name="P10" svg:width="1.0043in" svg:height="0.2685in" svg:x="1.8516in" svg:y="0.1799in"><draw:text-box><text:p text:style-name="P9"><text:span text:style-name="T2">Inputs:</text:span></text:p></draw:text-box></draw:frame><draw:custom-shape text:anchor-type="paragraph" draw:z-index="59" draw:name="Shape4" draw:style-name="gr8" draw:text-style-name="P8" svg:width="1.3551in" svg:height="0.6713in" svg:x="3.95in" svg:y="0.1146in"><text:p/><draw:enhanced-geometry svg:viewBox="0 0 21600 21600" draw:type="rectangle" draw:enhanced-path="M 0 0 L 21600 0 21600 21600 0 21600 0 0 Z N"/></draw:custom-shape><draw:frame text:anchor-type="paragraph" draw:z-index="60" draw:name="Shape5" draw:style-name="gr5" draw:text-style-name="P5" svg:width="1.3843in" svg:height="0.7677in" svg:x="4.0618in" svg:y="0.1516in"><draw:text-box><text:p>Box: bob-utxo-1</text:p><text:p>Value: 2</text:p><text:p>Script: pk “bob”</text:p></draw:text-box></draw:frame></text:p>
      <text:p text:style-name="P1"><draw:frame text:anchor-type="paragraph" draw:z-index="54" draw:name="Shape5" draw:style-name="gr5" draw:text-style-name="P5" svg:width="1.3843in" svg:height="0.7677in" svg:x="1.6291in" svg:y="0.3839in"><draw:text-box><text:p>Box: Y</text:p><text:p>Value: 20</text:p><text:p>Script: pk “alice”</text:p></draw:text-box></draw:frame><draw:custom-shape text:anchor-type="paragraph" draw:z-index="55" draw:name="Shape4" draw:style-name="gr6" draw:text-style-name="P8" svg:width="1.3551in" svg:height="0.6713in" svg:x="1.5028in" svg:y="0.339in"><text:p/><draw:enhanced-geometry svg:viewBox="0 0 21600 21600" draw:type="rectangle" draw:enhanced-path="M 0 0 L 21600 0 21600 21600 0 21600 0 0 Z N"/></draw:custom-shape><draw:frame text:anchor-type="paragraph" draw:z-index="56" draw:name="Shape5" draw:style-name="gr5" draw:text-style-name="P5" svg:width="1.3843in" svg:height="0.7677in" svg:x="1.6291in" svg:y="0.3839in"><draw:text-box><text:p>Box: alice-utxo-1</text:p><text:p>Value: 10</text:p><text:p>Script: pk “alice”</text:p></draw:text-box></draw:frame><draw:custom-shape text:anchor-type="paragraph" draw:z-index="61" draw:name="Shape4" draw:style-name="gr8" draw:text-style-name="P8" svg:width="1.3551in" svg:height="0.6713in" svg:x="3.9728in" svg:y="0.7272in"><text:p/><draw:enhanced-geometry svg:viewBox="0 0 21600 21600" draw:type="rectangle" draw:enhanced-path="M 0 0 L 21600 0 21600 21600 0 21600 0 0 Z N"/></draw:custom-shape><draw:frame text:anchor-type="paragraph" draw:z-index="62" draw:name="Shape5" draw:style-name="gr5" draw:text-style-name="P5" svg:width="1.3843in" svg:height="0.7677in" svg:x="4.0693in" svg:y="0.7862in"><draw:text-box><text:p>Box: alice-utxo-2</text:p><text:p>Value: 8</text:p><text:p>Script: pk “alice”</text:p></draw:text-box></draw:frame><draw:line text:anchor-type="paragraph" draw:z-index="63" draw:name="Shape8" draw:style-name="gr13" draw:text-style-name="P11" svg:x1="2.8575in" svg:y1="0.6287in" svg:x2="3.95in" svg:y2="0.1898in"><text:p/></draw:line><draw:line text:anchor-type="paragraph" draw:z-index="64" draw:name="Shape9" draw:style-name="gr13" draw:text-style-name="P11" svg:x1="2.8575in" svg:y1="0.6283in" svg:x2="3.9728in" svg:y2="1.0303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custom-shape text:anchor-type="paragraph" draw:z-index="66" draw:name="Shape4" draw:style-name="gr6" draw:text-style-name="P8" svg:width="1.3551in" svg:height="0.6713in" svg:x="1.3016in" svg:y="1.2398in"><text:p/><draw:enhanced-geometry svg:viewBox="0 0 21600 21600" draw:type="rectangle" draw:enhanced-path="M 0 0 L 21600 0 21600 21600 0 21600 0 0 Z N"/></draw:custom-shape><draw:frame text:anchor-type="paragraph" draw:z-index="69" draw:name="Shape7" draw:style-name="gr12" draw:text-style-name="P10" svg:width="1.035in" svg:height="0.3358in" svg:x="4.3291in" svg:y="1.4862in"><draw:text-box><text:p><text:span text:style-name="T2">Outputs:</text:span></text:p></draw:text-box></draw:frame><draw:custom-shape text:anchor-type="paragraph" draw:z-index="72" draw:name="Shape4" draw:style-name="gr8" draw:text-style-name="P8" svg:width="1.3551in" svg:height="0.6713in" svg:x="4.0992in" svg:y="2.0445in"><text:p/><draw:enhanced-geometry svg:viewBox="0 0 21600 21600" draw:type="rectangle" draw:enhanced-path="M 0 0 L 21600 0 21600 21600 0 21600 0 0 Z N"/></draw:custom-shape><draw:frame text:anchor-type="paragraph" draw:z-index="73" draw:name="Shape5" draw:style-name="gr5" draw:text-style-name="P5" svg:width="1.3843in" svg:height="0.7677in" svg:x="4.1957in" svg:y="2.1035in"><draw:text-box><text:p>Box: alice-utxo-3</text:p><text:p>Value: 5</text:p><text:p>Script: pk “alice”</text:p></draw:text-box></draw:frame><draw:line text:anchor-type="paragraph" draw:z-index="74" draw:name="Shape8" draw:style-name="gr13" draw:text-style-name="P11" svg:x1="3.348in" svg:y1="1.9626in" svg:x2="4.0764in" svg:y2="1.5071in"><text:p/></draw:line><draw:line text:anchor-type="paragraph" draw:z-index="75" draw:name="Shape9" draw:style-name="gr13" draw:text-style-name="P11" svg:x1="3.348in" svg:y1="1.9626in" svg:x2="4.0996in" svg:y2="2.348in"><text:p/></draw:line><draw:frame text:anchor-type="paragraph" draw:z-index="68" draw:name="Shape6" draw:style-name="gr11" draw:text-style-name="P10" svg:width="1.0043in" svg:height="0.2685in" svg:x="1.65in" svg:y="0.798in"><draw:text-box><text:p text:style-name="P9"><text:span text:style-name="T2">Inputs:</text:span></text:p></draw:text-box></draw:frame><draw:custom-shape text:anchor-type="paragraph" draw:z-index="70" draw:name="Shape4" draw:style-name="gr8" draw:text-style-name="P8" svg:width="1.3551in" svg:height="0.6713in" svg:x="4.0764in" svg:y="1.2091in"><text:p/><draw:enhanced-geometry svg:viewBox="0 0 21600 21600" draw:type="rectangle" draw:enhanced-path="M 0 0 L 21600 0 21600 21600 0 21600 0 0 Z N"/></draw:custom-shape><draw:frame text:anchor-type="paragraph" draw:z-index="71" draw:name="Shape5" draw:style-name="gr5" draw:text-style-name="P5" svg:width="1.3843in" svg:height="0.7677in" svg:x="4.1882in" svg:y="1.2772in"><draw:text-box><text:p>Box: bob-utxo-2</text:p><text:p>Value: 1</text:p><text:p>Script: pk “bob”</text:p></draw:text-box></draw:frame><draw:frame text:anchor-type="paragraph" draw:z-index="76" draw:name="Shape10" draw:style-name="gr14" draw:text-style-name="P12" svg:width="0.9378in" svg:height="0.4496in" svg:x="3.0417in" svg:y="0.3902in"><draw:text-box><text:p><text:span text:style-name="T3">Bob TX</text:span></text:p></draw:text-box></draw:frame><draw:frame text:anchor-type="paragraph" draw:z-index="77" draw:name="Shape7" draw:style-name="gr12" draw:text-style-name="P10" svg:width="1.035in" svg:height="0.3358in" svg:x="4.3736in" svg:y="0.8264in"><draw:text-box><text:p><text:span text:style-name="T2">Outputs:</text:span></text:p></draw:text-box></draw:frame><draw:custom-shape text:anchor-type="paragraph" draw:z-index="78" draw:name="Shape4" draw:style-name="gr6" draw:text-style-name="P8" svg:width="1.3551in" svg:height="0.6713in" svg:x="1.3016in" svg:y="2.0736in"><text:p/><draw:enhanced-geometry svg:viewBox="0 0 21600 21600" draw:type="rectangle" draw:enhanced-path="M 0 0 L 21600 0 21600 21600 0 21600 0 0 Z N"/></draw:custom-shape><draw:frame text:anchor-type="paragraph" draw:z-index="79" draw:name="Shape5" draw:style-name="gr5" draw:text-style-name="P5" svg:width="1.3843in" svg:height="0.7677in" svg:x="1.4283in" svg:y="2.1098in"><draw:text-box><text:p>Box: bob-utxo-1</text:p><text:p>Value: 2</text:p><text:p>Script: pk “bob”</text:p></draw:text-box></draw:frame><draw:frame text:anchor-type="paragraph" draw:z-index="67" draw:name="Shape5" draw:style-name="gr27" draw:text-style-name="P18" svg:width="1.3843in" svg:height="0.576in" svg:x="1.3835in" svg:y="1.2898in"><draw:text-box><text:p><text:span text:style-name="T5">Box: bob-utxo-0</text:span></text:p><text:p><text:span text:style-name="T5">Value: 4</text:span></text:p><text:p><text:span text:style-name="T5">Script: pk “bob”</text:span></text:p></draw:text-box></draw:frame><draw:line text:anchor-type="paragraph" draw:z-index="81" draw:name="Shape24" draw:style-name="gr13" draw:text-style-name="P11" svg:x1="2.6563in" svg:y1="2.4315in" svg:x2="3.348in" svg:y2="1.9626in"><text:p/></draw:line><draw:line text:anchor-type="paragraph" draw:z-index="80" draw:name="Shape22" draw:style-name="gr13" draw:text-style-name="P11" svg:x1="2.6563in" svg:y1="1.5681in" svg:x2="3.348in" svg:y2="1.9626in"><text:p/></draw:line><draw:custom-shape text:anchor-type="paragraph" draw:z-index="82" draw:name="Shape25" draw:style-name="gr28" draw:text-style-name="P19" svg:width="0.5516in" svg:height="0.5516in" svg:x="3.0783in" svg:y="1.7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5:20:33.282381995</meta:creation-date>
    <dc:date>2020-06-19T17:03:04.437083483</dc:date>
    <meta:editing-duration>PT14M37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2" meta:paragraph-count="2" meta:word-count="1" meta:character-count="2" meta:non-whitespace-character-count="1"/>
  </office:meta>
</office:document-meta>
</file>